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Fine_20_Dashed"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Ultrafine_20_Dashed" svg:stroke-width="0.1cm" svg:stroke-color="#80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Ultrafine_20_Dashed"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svg:stroke-color="#0000ff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width="0.1cm" svg:stroke-color="#0000ff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Ultrafine_20_Dashed" svg:stroke-width="0cm" svg:stroke-color="#0000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54cm" svg:height="1.27cm" svg:x="6.96cm" svg:y="19.815cm">
          <text:p text:style-name="P1">Me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4.445cm" svg:height="1.905cm" svg:x="5.763cm" svg:y="1.205cm">
          <text:p text:style-name="P1">Vert position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4.445cm" svg:height="1.905cm" svg:x="5.763cm" svg:y="4.128cm">
          <text:p text:style-name="P1">Vert Normal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4.445cm" svg:height="1.905cm" svg:x="5.763cm" svg:y="12.892cm">
          <text:p text:style-name="P1">Vert Tangen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4.445cm" svg:height="1.905cm" svg:x="5.763cm" svg:y="15.81cm">
          <text:p text:style-name="P1">Vert Weigh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4.445cm" svg:height="1.905cm" svg:x="5.763cm" svg:y="9.971cm">
          <text:p text:style-name="P1">Vert Indece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2.54cm" svg:height="1.27cm" svg:x="5.445cm" svg:y="26.605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2" draw:layer="layout" svg:width="2.83cm" svg:height="1.083cm" svg:x="1cm" svg:y="28.51cm">
          <text:p text:style-name="P1">Skele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3.175cm" svg:height="1.27cm" svg:x="2.96cm" svg:y="23.27cm">
          <text:p text:style-name="P1">Mat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3.672cm" svg:height="1.27cm" svg:x="1cm" svg:y="20.52cm">
          <text:p text:style-name="P1">ShaderPr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3" draw:layer="layout" svg:width="3.431cm" svg:height="1.27cm" svg:x="7.985cm" svg:y="22.795cm">
          <text:p text:style-name="P1">ModelPa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3.142cm" svg:height="1.083cm" svg:x="3.573cm" svg:y="30.415cm">
          <text:p text:style-name="P1">SkelAn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5" draw:layer="layout" svg:width="3.81cm" svg:height="1.27cm" svg:x="18.78cm" svg:y="25.765cm">
          <text:p text:style-name="P1">ModelNod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2.994cm" svg:height="1.27cm" svg:x="1.181cm" svg:y="25.335cm">
          <text:p text:style-name="P1">Tex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4" draw:layer="layout" svg:width="5.48cm" svg:height="1.27cm" svg:x="17.11cm" svg:y="22.59cm">
          <text:p text:style-name="P1">ModelNodePatch</text:p>
          <draw:enhanced-geometry svg:viewBox="0 0 21600 21600" draw:type="rectangle" draw:enhanced-path="M 0 0 L 21600 0 21600 21600 0 21600 0 0 Z N"/>
        </draw:custom-shape>
        <draw:custom-shape draw:style-name="gr2" draw:text-style-name="P1" draw:id="id16" draw:layer="layout" svg:width="3.175cm" svg:height="1.905cm" svg:x="20.05cm" svg:y="29.685cm">
          <text:p text:style-name="P1">Bone</text:p>
          <text:p text:style-name="P1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1" draw:layer="layout" svg:width="4.445cm" svg:height="1.905cm" svg:x="30.363cm" svg:y="6.21cm">
          <text:p text:style-name="P1">Tf Vert </text:p>
          <text:p text:style-name="P1">position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2" draw:layer="layout" svg:width="4.445cm" svg:height="1.905cm" svg:x="30.363cm" svg:y="11.292cm">
          <text:p text:style-name="P1">Tf Vert </text:p>
          <text:p text:style-name="P1">normal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3" draw:layer="layout" svg:width="4.445cm" svg:height="1.905cm" svg:x="30.363cm" svg:y="16.37cm">
          <text:p text:style-name="P1">Tf Vert </text:p>
          <text:p text:style-name="P1">tangent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7" draw:layer="layout" svg:width="4.445cm" svg:height="1.905cm" svg:x="22.225cm" svg:y="3.745cm">
          <text:p text:style-name="P1">Cp VA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8" draw:layer="layout" svg:width="4.445cm" svg:height="1.905cm" svg:x="22.225cm" svg:y="9.78cm">
          <text:p text:style-name="P1">Dp V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0" draw:layer="layout" svg:width="4.445cm" svg:height="1.905cm" svg:x="22.225cm" svg:y="15.81cm">
          <text:p text:style-name="P1">Tf V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763cm" svg:y1="2.157cm" svg:x2="6.96cm" svg:y2="20.45cm" draw:start-shape="id1" draw:end-shape="id2" draw:end-glue-point="3" svg:d="m5763 2157c-753 0-1351 18293 1197 18293">
          <text:p text:style-name="P1">1</text:p>
        </draw:connector>
        <draw:connector draw:style-name="gr5" draw:text-style-name="P1" draw:layer="layout" draw:type="curve" svg:x1="5.763cm" svg:y1="16.762cm" svg:x2="6.96cm" svg:y2="20.45cm" draw:start-shape="id3" draw:start-glue-point="3" draw:end-shape="id2" draw:end-glue-point="3" svg:d="m5763 16762c-753 0-1351 3688 1197 3688">
          <text:p text:style-name="P1">1</text:p>
        </draw:connector>
        <draw:connector draw:style-name="gr5" draw:text-style-name="P1" draw:layer="layout" draw:type="curve" svg:x1="5.763cm" svg:y1="10.923cm" svg:x2="6.96cm" svg:y2="20.45cm" draw:start-shape="id4" draw:start-glue-point="3" draw:end-shape="id2" draw:end-glue-point="3" svg:d="m5763 10923c-753 0-1351 9527 1197 9527">
          <text:p text:style-name="P1">1</text:p>
        </draw:connector>
        <draw:connector draw:style-name="gr5" draw:text-style-name="P1" draw:layer="layout" draw:type="curve" svg:x1="5.763cm" svg:y1="5.08cm" svg:x2="6.96cm" svg:y2="20.45cm" draw:start-shape="id5" draw:start-glue-point="3" draw:end-shape="id2" svg:d="m5763 5080c-753 0-1351 15370 1197 15370">
          <text:p text:style-name="P1">1</text:p>
        </draw:connector>
        <draw:connector draw:style-name="gr5" draw:text-style-name="P1" draw:layer="layout" draw:type="curve" svg:x1="5.763cm" svg:y1="13.844cm" svg:x2="6.96cm" svg:y2="20.45cm" draw:start-shape="id6" draw:start-glue-point="3" draw:end-shape="id2" svg:d="m5763 13844c-753 0-1351 6606 1197 6606">
          <text:p text:style-name="P1">1</text:p>
        </draw:connector>
        <draw:connector draw:style-name="gr5" draw:text-style-name="P1" draw:layer="layout" draw:type="curve" svg:x1="2.836cm" svg:y1="21.79cm" svg:x2="4.547cm" svg:y2="23.27cm" draw:start-shape="id7" draw:start-glue-point="2" draw:end-shape="id8" draw:end-glue-point="0" svg:d="m2836 21790c0 1111 1711 372 1711 1480">
          <text:p text:style-name="P1">1</text:p>
        </draw:connector>
        <draw:connector draw:style-name="gr5" draw:text-style-name="P1" draw:layer="layout" draw:type="curve" svg:x1="2.678cm" svg:y1="25.335cm" svg:x2="4.547cm" svg:y2="24.54cm" draw:start-shape="id9" draw:start-glue-point="0" draw:end-shape="id8" draw:end-glue-point="2" svg:d="m2678 25335c0-595 1869-198 1869-795">
          <text:p text:style-name="P1">n</text:p>
        </draw:connector>
        <draw:connector draw:style-name="gr5" draw:text-style-name="P1" draw:layer="layout" draw:type="curve" svg:x1="5.144cm" svg:y1="30.415cm" svg:x2="6.715cm" svg:y2="27.875cm" draw:start-shape="id10" draw:start-glue-point="0" draw:end-shape="id11" draw:end-glue-point="2" svg:d="m5144 30415c0-1905 1571-635 1571-2540">
          <text:p text:style-name="P1">n</text:p>
        </draw:connector>
        <draw:connector draw:style-name="gr5" draw:text-style-name="P1" draw:layer="layout" draw:type="curve" svg:x1="3.83cm" svg:y1="29.051cm" svg:x2="5.445cm" svg:y2="27.24cm" draw:start-shape="id12" draw:start-glue-point="1" draw:end-shape="id11" draw:end-glue-point="3" svg:d="m3830 29051c1212 0 405-1811 1615-1811">
          <text:p text:style-name="P1">1</text:p>
        </draw:connector>
        <draw:connector draw:style-name="gr5" draw:text-style-name="P1" draw:layer="layout" draw:type="curve" svg:x1="8.23cm" svg:y1="21.085cm" svg:x2="9.7cm" svg:y2="22.795cm" draw:start-shape="id2" draw:start-glue-point="2" draw:end-shape="id13" draw:end-glue-point="0" svg:d="m8230 21085c0 1284 1470 429 1470 1710">
          <text:p text:style-name="P1">n</text:p>
        </draw:connector>
        <draw:connector draw:style-name="gr5" draw:text-style-name="P1" draw:layer="layout" draw:type="curve" svg:x1="6.135cm" svg:y1="23.905cm" svg:x2="7.985cm" svg:y2="23.43cm" draw:start-shape="id8" draw:start-glue-point="1" draw:end-shape="id13" draw:end-glue-point="3" svg:d="m6135 23905c1387 0 463-475 1850-475">
          <text:p text:style-name="P1">2</text:p>
        </draw:connector>
        <draw:connector draw:style-name="gr5" draw:text-style-name="P1" draw:layer="layout" draw:type="curve" svg:x1="9.7cm" svg:y1="24.065cm" svg:x2="6.715cm" svg:y2="26.605cm" draw:start-shape="id13" draw:start-glue-point="2" draw:end-shape="id11" svg:d="m9700 24065c0 1906-2985 637-2985 2540">
          <text:p text:style-name="P1">n</text:p>
        </draw:connector>
        <draw:connector draw:style-name="gr5" draw:text-style-name="P1" draw:layer="layout" draw:type="curve" svg:x1="19.85cm" svg:y1="23.86cm" svg:x2="20.685cm" svg:y2="25.765cm" draw:start-shape="id14" draw:start-glue-point="2" draw:end-shape="id15" svg:d="m19850 23860c0 1429 835 477 835 1905">
          <text:p text:style-name="P1">n</text:p>
        </draw:connector>
        <draw:connector draw:style-name="gr5" draw:text-style-name="P1" draw:layer="layout" draw:type="curve" svg:x1="21.637cm" svg:y1="29.685cm" svg:x2="20.685cm" svg:y2="27.035cm" draw:start-shape="id16" draw:start-glue-point="0" draw:end-shape="id15" draw:end-glue-point="2" svg:d="m21637 29685c0-1987-952-663-952-2650">
          <text:p text:style-name="P1">n</text:p>
        </draw:connector>
        <draw:connector draw:style-name="gr6" draw:text-style-name="P1" draw:layer="layout" draw:type="curve" svg:x1="7.985cm" svg:y1="27.24cm" svg:x2="18.78cm" svg:y2="26.4cm" draw:start-shape="id11" draw:end-shape="id15" svg:d="m7985 27240c8097 0 2700-840 10795-840">
          <text:p/>
        </draw:connector>
        <draw:connector draw:style-name="gr7" draw:text-style-name="P1" draw:layer="layout" draw:type="lines" svg:x1="11.416cm" svg:y1="23.43cm" svg:x2="17.11cm" svg:y2="23.225cm" draw:start-shape="id13" draw:start-glue-point="1" draw:end-shape="id14" draw:end-glue-point="3" svg:d="m11416 23430h501l4692-205h501">
          <text:p/>
        </draw:connector>
        <draw:connector draw:style-name="gr8" draw:text-style-name="P1" draw:layer="layout" draw:type="curve" svg:x1="10.208cm" svg:y1="13.844cm" svg:x2="24.447cm" svg:y2="5.65cm" draw:start-shape="id6" draw:start-glue-point="1" draw:end-shape="id17" draw:end-glue-point="2" svg:d="m10208 13844c9493 0 14239-2731 14239-8194">
          <text:p/>
        </draw:connector>
        <draw:connector draw:style-name="gr9" draw:text-style-name="P1" draw:layer="layout" draw:type="curve" svg:x1="10.208cm" svg:y1="5.08cm" svg:x2="24.447cm" svg:y2="3.745cm" draw:start-shape="id5" draw:start-glue-point="1" draw:end-shape="id17" draw:end-glue-point="0" svg:d="m10208 5080c9012 0 7510-919 8816-1441s5423-647 5423 106">
          <text:p/>
        </draw:connector>
        <draw:connector draw:style-name="gr10" draw:text-style-name="P1" draw:layer="layout" draw:type="curve" svg:x1="10.208cm" svg:y1="2.157cm" svg:x2="24.447cm" svg:y2="3.745cm" draw:start-shape="id1" draw:start-glue-point="1" draw:end-shape="id17" draw:end-glue-point="0" svg:d="m10208 2157c9493 0 14239 529 14239 1588">
          <text:p/>
        </draw:connector>
        <draw:connector draw:style-name="gr11" draw:text-style-name="P1" draw:layer="layout" draw:type="curve" svg:x1="10.208cm" svg:y1="10.923cm" svg:x2="22.225cm" svg:y2="4.697cm" draw:start-shape="id4" draw:start-glue-point="1" draw:end-shape="id17" draw:end-glue-point="3" svg:d="m10208 10923c9012 0 3004-6226 12017-6226">
          <text:p/>
        </draw:connector>
        <draw:connector draw:style-name="gr12" draw:text-style-name="P1" draw:layer="layout" draw:type="curve" svg:x1="10.208cm" svg:y1="2.157cm" svg:x2="22.225cm" svg:y2="10.732cm" draw:start-shape="id1" draw:start-glue-point="1" draw:end-shape="id18" draw:end-glue-point="3" svg:d="m10208 2157c9012 0 3004 8575 12017 8575">
          <text:p/>
        </draw:connector>
        <draw:connector draw:style-name="gr12" draw:text-style-name="P1" draw:layer="layout" draw:type="curve" svg:x1="10.208cm" svg:y1="10.923cm" svg:x2="22.225cm" svg:y2="10.732cm" draw:start-shape="id4" draw:start-glue-point="1" draw:end-shape="id18" draw:end-glue-point="3" svg:d="m10208 10923c9012 0 3004-191 12017-191">
          <text:p/>
        </draw:connector>
        <draw:custom-shape draw:style-name="gr2" draw:text-style-name="P1" draw:id="id19" draw:layer="layout" svg:width="4.445cm" svg:height="1.905cm" svg:x="5.763cm" svg:y="7.049cm">
          <text:p text:style-name="P1">Tex Coord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763cm" svg:y1="8.001cm" svg:x2="6.96cm" svg:y2="20.45cm" draw:start-shape="id19" draw:start-glue-point="3" draw:end-shape="id2" draw:end-glue-point="3" svg:d="m5763 8001c-753 0-1351 12449 1197 12449">
          <text:p text:style-name="P1">1</text:p>
        </draw:connector>
        <draw:connector draw:style-name="gr9" draw:text-style-name="P1" draw:layer="layout" draw:type="curve" svg:x1="10.208cm" svg:y1="8.001cm" svg:x2="24.447cm" svg:y2="5.65cm" draw:start-shape="id19" draw:start-glue-point="1" draw:end-shape="id17" draw:end-glue-point="2" svg:d="m10208 8001c9493 0 14239-783 14239-2351">
          <text:p/>
        </draw:connector>
        <draw:connector draw:style-name="gr9" draw:text-style-name="P1" draw:layer="layout" draw:type="curve" svg:x1="10.208cm" svg:y1="8.001cm" svg:x2="22.225cm" svg:y2="10.732cm" draw:start-shape="id19" draw:start-glue-point="1" draw:end-shape="id18" draw:end-glue-point="3" svg:d="m10208 8001c9012 0 3004 2731 12017 2731">
          <text:p/>
        </draw:connector>
        <draw:connector draw:style-name="gr13" draw:text-style-name="P1" draw:layer="layout" draw:type="curve" svg:x1="10.208cm" svg:y1="2.157cm" svg:x2="22.225cm" svg:y2="16.762cm" draw:start-shape="id1" draw:start-glue-point="1" draw:end-shape="id20" svg:d="m10208 2157c9012 0 3004 14605 12017 14605">
          <text:p/>
        </draw:connector>
        <draw:connector draw:style-name="gr14" draw:text-style-name="P1" draw:layer="layout" draw:type="curve" svg:x1="10.208cm" svg:y1="5.08cm" svg:x2="22.225cm" svg:y2="16.762cm" draw:start-shape="id5" draw:start-glue-point="1" draw:end-shape="id20" svg:d="m10208 5080c9012 0 3004 11682 12017 11682">
          <text:p/>
        </draw:connector>
        <draw:connector draw:style-name="gr14" draw:text-style-name="P1" draw:layer="layout" draw:type="curve" svg:x1="10.208cm" svg:y1="13.844cm" svg:x2="22.225cm" svg:y2="16.762cm" draw:start-shape="id6" draw:start-glue-point="1" draw:end-shape="id20" svg:d="m10208 13844c9012 0 3004 2918 12017 2918">
          <text:p/>
        </draw:connector>
        <draw:connector draw:style-name="gr13" draw:text-style-name="P1" draw:layer="layout" draw:type="curve" svg:x1="10.208cm" svg:y1="16.762cm" svg:x2="24.447cm" svg:y2="17.715cm" draw:start-shape="id3" draw:start-glue-point="1" draw:end-shape="id20" draw:end-glue-point="2" svg:d="m10208 16762c9012 0 7510 727 8816 1153s5423 551 5423-200">
          <text:p/>
        </draw:connector>
        <draw:connector draw:style-name="gr13" draw:text-style-name="P1" draw:layer="layout" draw:type="curve" svg:x1="30.363cm" svg:y1="7.162cm" svg:x2="26.67cm" svg:y2="4.697cm" draw:start-shape="id21" draw:start-glue-point="3" draw:end-shape="id17" svg:d="m30363 7162c-2770 0-924-2465-3693-2465">
          <text:p/>
        </draw:connector>
        <draw:connector draw:style-name="gr14" draw:text-style-name="P1" draw:layer="layout" draw:type="curve" svg:x1="30.363cm" svg:y1="12.244cm" svg:x2="26.67cm" svg:y2="4.697cm" draw:start-shape="id22" draw:end-shape="id17" draw:end-glue-point="1" svg:d="m30363 12244c-2770 0-924-7547-3693-7547">
          <text:p/>
        </draw:connector>
        <draw:connector draw:style-name="gr14" draw:text-style-name="P1" draw:layer="layout" draw:type="curve" svg:x1="30.363cm" svg:y1="17.322cm" svg:x2="26.67cm" svg:y2="4.697cm" draw:start-shape="id23" draw:start-glue-point="3" draw:end-shape="id17" svg:d="m30363 17322c-2770 0-924-12625-3693-12625">
          <text:p/>
        </draw:connector>
        <draw:connector draw:style-name="gr14" draw:text-style-name="P1" draw:layer="layout" draw:type="curve" svg:x1="10.208cm" svg:y1="8.001cm" svg:x2="22.225cm" svg:y2="4.697cm" draw:start-shape="id19" draw:start-glue-point="1" draw:end-shape="id17" draw:end-glue-point="3" svg:d="m10208 8001c9012 0 3004-3304 12017-3304">
          <text:p/>
        </draw:connector>
        <draw:connector draw:style-name="gr13" draw:text-style-name="P1" draw:layer="layout" draw:type="curve" svg:x1="10.208cm" svg:y1="10.923cm" svg:x2="22.225cm" svg:y2="4.697cm" draw:start-shape="id4" draw:start-glue-point="1" draw:end-shape="id17" draw:end-glue-point="3" svg:d="m10208 10923c9012 0 3004-6226 12017-6226">
          <text:p/>
        </draw:connector>
        <draw:connector draw:style-name="gr13" draw:text-style-name="P1" draw:layer="layout" draw:type="curve" svg:x1="30.363cm" svg:y1="7.162cm" svg:x2="26.67cm" svg:y2="10.732cm" draw:start-shape="id21" draw:start-glue-point="3" draw:end-shape="id18" draw:end-glue-point="1" svg:d="m30363 7162c-2770 0-924 3570-3693 3570">
          <text:p/>
        </draw:connector>
        <draw:connector draw:style-name="gr13" draw:text-style-name="P1" draw:layer="layout" draw:type="curve" svg:x1="10.208cm" svg:y1="10.923cm" svg:x2="24.447cm" svg:y2="11.685cm" draw:start-shape="id4" draw:start-glue-point="1" draw:end-shape="id18" draw:end-glue-point="2" svg:d="m10208 10923c9012 0 7510 632 8816 1010s5423 503 5423-248">
          <text:p/>
        </draw:connector>
        <draw:connector draw:style-name="gr14" draw:text-style-name="P1" draw:layer="layout" draw:type="curve" svg:x1="10.208cm" svg:y1="8.001cm" svg:x2="24.447cm" svg:y2="9.78cm" draw:start-shape="id19" draw:start-glue-point="1" draw:end-shape="id18" draw:end-glue-point="0" svg:d="m10208 8001c9493 0 14239 593 14239 1779">
          <text:p/>
        </draw:connector>
        <draw:connector draw:style-name="gr12" draw:text-style-name="P1" draw:layer="layout" draw:type="curve" svg:x1="10.208cm" svg:y1="10.923cm" svg:x2="24.447cm" svg:y2="5.65cm" draw:start-shape="id4" draw:start-glue-point="1" draw:end-shape="id17" draw:end-glue-point="2" svg:d="m10208 10923c9493 0 14239-1757 14239-5273">
          <text:p/>
        </draw:connector>
        <draw:connector draw:style-name="gr15" draw:text-style-name="P1" draw:layer="layout" draw:type="curve" svg:x1="24.447cm" svg:y1="5.65cm" svg:x2="19.85cm" svg:y2="22.59cm" draw:start-shape="id17" draw:start-glue-point="2" draw:end-shape="id14" draw:end-glue-point="0" svg:d="m24447 5650c0 12705-4597 4235-4597 16940">
          <text:p/>
        </draw:connector>
        <draw:connector draw:style-name="gr15" draw:text-style-name="P1" draw:layer="layout" draw:type="curve" svg:x1="24.447cm" svg:y1="11.685cm" svg:x2="22.59cm" svg:y2="23.225cm" draw:start-shape="id18" draw:end-shape="id14" draw:end-glue-point="1" svg:d="m24447 11685c0 7694-619 11540-1857 11540">
          <text:p/>
        </draw:connector>
        <draw:connector draw:style-name="gr15" draw:text-style-name="P1" draw:layer="layout" draw:type="curve" svg:x1="26.67cm" svg:y1="16.762cm" svg:x2="22.59cm" svg:y2="23.225cm" draw:start-shape="id20" draw:start-glue-point="1" draw:end-shape="id14" draw:end-glue-point="1" svg:d="m26670 16762c751 0 2791 6463-4080 6463">
          <text:p/>
        </draw:connector>
        <draw:connector draw:style-name="gr15" draw:text-style-name="P1" draw:layer="layout" draw:type="curve" svg:x1="32.585cm" svg:y1="8.115cm" svg:x2="22.59cm" svg:y2="23.225cm" draw:start-shape="id21" draw:start-glue-point="2" draw:end-shape="id14" draw:end-glue-point="1" svg:d="m32585 8115c0 10074-3331 15110-9995 15110">
          <text:p/>
        </draw:connector>
        <draw:connector draw:style-name="gr15" draw:text-style-name="P1" draw:layer="layout" draw:type="curve" svg:x1="32.585cm" svg:y1="13.197cm" svg:x2="22.59cm" svg:y2="23.225cm" draw:start-shape="id22" draw:start-glue-point="2" draw:end-shape="id14" draw:end-glue-point="1" svg:d="m32585 13197c0 6686-3331 10028-9995 10028">
          <text:p/>
        </draw:connector>
        <draw:connector draw:style-name="gr15" draw:text-style-name="P1" draw:layer="layout" draw:type="curve" svg:x1="32.585cm" svg:y1="18.275cm" svg:x2="22.59cm" svg:y2="23.225cm" draw:start-shape="id23" draw:start-glue-point="2" draw:end-shape="id14" draw:end-glue-point="1" svg:d="m32585 18275c0 3300-3331 4950-9995 4950">
          <text:p/>
        </draw:connector>
        <draw:custom-shape draw:style-name="gr16" draw:text-style-name="P1" draw:layer="layout" svg:width="0.635cm" svg:height="0.635cm" svg:x="1.37cm" svg:y="3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635cm" svg:height="0.635cm" svg:x="1.729cm" svg:y="33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635cm" svg:height="0.635cm" svg:x="3.54cm" svg:y="34.32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nos Christopoulos-Charitos</meta:initial-creator>
    <meta:creation-date>2010-11-02T14:11:42</meta:creation-date>
    <dc:date>2010-12-18T13:03:35</dc:date>
    <dc:creator>godlike </dc:creator>
    <meta:editing-duration>PT17H03M38S</meta:editing-duration>
    <meta:editing-cycles>12</meta:editing-cycles>
    <meta:generator>OpenOffice.org/3.2$Unix OpenOffice.org_project/320m19$Build-9505</meta:generator>
    <meta:document-statistic meta:object-count="70"/>
  </office:meta>
</office:document-meta>
</file>